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024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024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024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024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024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024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024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024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024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024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024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024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024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024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024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024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024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arry Stiven Teran Caraba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1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014025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z Marina De los Àngeles Guzmàn Pè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929054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2.85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81" meta:character-count="1186" meta:non-whitespace-character-count="1014"/>
    <meta:template xlink:type="simple" xlink:actuate="onRequest" xlink:title="Normal" xlink:href=""/>
  </office:meta>
</office:document-meta>
</file>